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B00000038480A29D08.png" manifest:media-type="image/png"/>
  <manifest:file-entry manifest:full-path="Pictures/10000000000004B000000384D9497DF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1c1c1c" draw:marker-start-width="0.35cm" draw:marker-end-width="0.35cm" draw:fill="solid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1c1c1c" draw:marker-start-width="0.35cm" draw:marker-end-width="0.35cm" draw:fill="solid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05cm" svg:stroke-color="#1c1c1c" draw:marker-start-width="0.275cm" draw:marker-end-width="0.275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cm"/>
    </style:style>
    <style:style style:name="gr6" style:family="graphic" style:parent-style-name="standard">
      <style:graphic-properties svg:stroke-width="0.1cm" svg:stroke-color="#1c1c1c" draw:marker-start-width="0.35cm" draw:marker-end-width="0.35cm" draw:fill="solid" draw:fill-color="#eeeeee" draw:textarea-vertical-align="middle" draw:auto-grow-height="false" fo:min-height="0.749cm" fo:min-width="0.499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0.95cm"/>
    </style:style>
    <style:style style:name="gr8" style:family="graphic" style:parent-style-name="objectwithoutfill">
      <style:graphic-properties svg:stroke-color="#1c1c1c" draw:marker-end="Arrow" draw:marker-end-width="0.3cm" draw:fill="none" draw:fill-color="#eeeeee" draw:textarea-vertical-align="middle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2cm" svg:height="3.9cm" svg:x="9.08cm" svg:y="9.8cm">
          <draw:image xlink:href="Pictures/10000000000004B000000384D9497DF1.png" xlink:type="simple" xlink:show="embed" xlink:actuate="onLoad">
            <text:p/>
          </draw:image>
        </draw:frame>
        <draw:frame draw:style-name="gr1" draw:text-style-name="P1" draw:layer="layout" svg:width="5.7cm" svg:height="4.275cm" svg:x="8.3cm" svg:y="1.8cm">
          <draw:image xlink:href="Pictures/10000000000004B00000038480A29D08.png" xlink:type="simple" xlink:show="embed" xlink:actuate="onLoad">
            <text:p/>
          </draw:image>
        </draw:frame>
        <draw:custom-shape draw:style-name="gr2" draw:text-style-name="P1" draw:layer="layout" svg:width="5.2cm" svg:height="4.4cm" svg:x="13.6cm" svg:y="4.3cm">
          <text:p text:style-name="P1">Brain model</text:p>
          <text:p text:style-name="P1">(FEF, Thal, BG</text:p>
          <text:p text:style-name="P1">loop, S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4cm" svg:height="3.5cm" svg:x="3.4cm" svg:y="4.4cm">
          <text:p text:style-name="P1">World mak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2" draw:id="id2" draw:layer="layout" svg:width="4.7cm" svg:height="4.7cm" svg:x="3.8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cm" svg:height="1.8cm" svg:x="3.8cm" svg:y="1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3.495cm" svg:height="0.962cm" svg:x="4.605cm" svg:y="13.5cm">
          <draw:text-box>
            <text:p>Eye model</text:p>
          </draw:text-box>
        </draw:frame>
        <draw:custom-shape draw:style-name="gr2" draw:text-style-name="P1" draw:layer="layout" svg:width="3.9cm" svg:height="3.2cm" svg:x="4cm" svg:y="8.1cm">
          <text:p text:style-name="P1">Rot.</text:p>
          <text:p text:style-name="P1">State</text:p>
          <text:p text:style-name="P1"><text:span text:style-name="T1">(Rx,Ry,Rz)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3.4cm" svg:height="2.1cm" svg:x="9.5cm" svg:y="5.7cm">
          <text:p text:style-name="P1">Ret. map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3.7cm" svg:height="3.9cm" draw:transform="rotate (-3.14159265358979) translate (18.1cm 13cm)">
          <text:p text:style-name="P1"/>
          <text:p text:style-name="P1"/>
          <text:p text:style-name="P1"/>
          <draw:enhanced-geometry svg:viewBox="0 0 787 799" draw:mirror-horizontal="false" draw:mirror-vertical="false" draw:type="non-primitive" draw:enhanced-path="M 439 12 L 535 102 391 246 252 108 349 12 0 0 12 348 108 258 282 433 282 799 511 799 511 427 685 252 781 348 787 0 439 12 Z N"/>
        </draw:custom-shape>
        <draw:frame draw:style-name="gr7" draw:layer="layout" svg:width="5.8cm" svg:height="1.673cm" svg:x="10.2cm" svg:y="9.127cm">
          <draw:text-box>
            <text:p>SC map encodes </text:p>
            <text:p>saccade endpoint</text:p>
          </draw:text-box>
        </draw:frame>
        <draw:custom-shape draw:style-name="gr3" draw:text-style-name="P1" xml:id="id7" draw:id="id7" draw:layer="layout" svg:width="1cm" svg:height="4.1cm" svg:x="18.7cm" svg:y="13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1cm" svg:height="4.1cm" svg:x="17.5cm" svg:y="13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1cm" svg:height="4.1cm" svg:x="16.3cm" svg:y="13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1cm" svg:height="4.1cm" svg:x="15.1cm" svg:y="13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1cm" svg:height="4.1cm" svg:x="12.7cm" svg:y="13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1cm" svg:height="4.1cm" svg:x="13.9cm" svg:y="13.3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curve" svg:x1="13.2cm" svg:y1="17.4cm" svg:x2="6.15cm" svg:y2="16.3cm" draw:start-shape="id1" draw:start-glue-point="2" draw:end-shape="id2" svg:d="M13200 17400c0 825-7050 1375-7050-1100" svg:viewBox="0 0 7051 1797">
          <text:p/>
        </draw:connector>
        <draw:connector draw:style-name="gr8" draw:text-style-name="P1" draw:layer="layout" draw:type="curve" draw:line-skew="0.074cm" svg:x1="14.4cm" svg:y1="17.4cm" svg:x2="6.15cm" svg:y2="16.3cm" draw:start-shape="id3" draw:start-glue-point="2" draw:end-shape="id2" draw:end-glue-point="8" svg:d="M14400 17400c0 936-8250 1486-8250-1100" svg:viewBox="0 0 8251 1880">
          <text:p/>
        </draw:connector>
        <draw:connector draw:style-name="gr8" draw:text-style-name="P1" draw:layer="layout" draw:type="curve" draw:line-skew="0.174cm" svg:x1="15.6cm" svg:y1="17.4cm" svg:x2="6.15cm" svg:y2="16.3cm" draw:start-shape="id4" draw:start-glue-point="2" draw:end-shape="id2" draw:end-glue-point="8" svg:d="M15600 17400c0 1086-9450 1636-9450-1100" svg:viewBox="0 0 9451 1992">
          <text:p/>
        </draw:connector>
        <draw:connector draw:style-name="gr8" draw:text-style-name="P1" draw:layer="layout" draw:type="curve" draw:line-skew="0.274cm" svg:x1="16.8cm" svg:y1="17.4cm" svg:x2="6.15cm" svg:y2="16.3cm" draw:start-shape="id5" draw:start-glue-point="2" draw:end-shape="id2" draw:end-glue-point="8" svg:d="M16800 17400c0 1236-10650 1786-10650-1100" svg:viewBox="0 0 10651 2104">
          <text:p/>
        </draw:connector>
        <draw:connector draw:style-name="gr8" draw:text-style-name="P1" draw:layer="layout" draw:type="curve" draw:line-skew="0.43cm" svg:x1="18cm" svg:y1="17.4cm" svg:x2="6.15cm" svg:y2="16.3cm" draw:start-shape="id6" draw:start-glue-point="2" draw:end-shape="id2" draw:end-glue-point="8" svg:d="M18000 17400c0 1470-11850 2020-11850-1100" svg:viewBox="0 0 11851 2279">
          <text:p/>
        </draw:connector>
        <draw:connector draw:style-name="gr8" draw:text-style-name="P1" draw:layer="layout" draw:type="curve" draw:line-skew="0.574cm" svg:x1="19.2cm" svg:y1="17.4cm" svg:x2="6.15cm" svg:y2="16.3cm" draw:start-shape="id7" draw:start-glue-point="2" draw:end-shape="id2" draw:end-glue-point="8" svg:d="M19200 17400c0 1686-13050 2236-13050-1100" svg:viewBox="0 0 13051 2440">
          <text:p/>
        </draw:connector>
        <draw:frame draw:style-name="gr9" draw:layer="layout" svg:width="6.065cm" svg:height="0.962cm" svg:x="13.2cm" svg:y="14.438cm">
          <draw:text-box>
            <text:p>Brainstem channels</text:p>
          </draw:text-box>
        </draw:frame>
        <draw:frame draw:style-name="gr7" draw:layer="layout" svg:width="5.8cm" svg:height="1.673cm" svg:x="7.1cm" svg:y="15.927cm">
          <draw:text-box>
            <text:p>6 motoneuron signals</text:p>
          </draw:text-box>
        </draw:frame>
        <draw:frame draw:style-name="gr10" draw:layer="layout" svg:width="1.734cm" svg:height="1.673cm" svg:x="15.466cm" svg:y="10.1cm">
          <draw:text-box>
            <text:p>SC</text:p>
            <text:p>map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b James</meta:initial-creator>
    <meta:creation-date>2016-05-20T15:46:27.458073171</meta:creation-date>
    <dc:date>2016-05-20T17:38:43.180702156</dc:date>
    <dc:creator>Seb James</dc:creator>
    <meta:editing-duration>PT1H42M5S</meta:editing-duration>
    <meta:editing-cycles>6</meta:editing-cycles>
    <meta:generator>LibreOffice/4.2.8.2$Linux_X86_64 LibreOffice_project/420m0$Build-2</meta:generator>
    <meta:document-statistic meta:object-count="26"/>
  </office:meta>
</office:document-meta>
</file>